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code-font" svg:font-family="'var code-font', 'Droid Sans Mono', monospace, monospace"/>
  </office:font-face-decls>
  <office:automatic-styles>
    <style:style style:name="P1" style:family="paragraph" style:parent-style-name="Standard">
      <style:text-properties officeooo:rsid="00005b4c" officeooo:paragraph-rsid="00005b4c"/>
    </style:style>
    <style:style style:name="P2" style:family="paragraph" style:parent-style-name="Standard">
      <style:text-properties officeooo:rsid="0004b922" officeooo:paragraph-rsid="0004b922"/>
    </style:style>
    <style:style style:name="T1" style:family="text">
      <style:text-properties officeooo:rsid="00005b4c"/>
    </style:style>
    <style:style style:name="T2" style:family="text">
      <style:text-properties officeooo:rsid="0003aa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¿Qué utilidad aprecias en los type alias?</text:p>
      <text:p text:style-name="Standard"/>
      <text:p text:style-name="Standard"><text:tab/><text:span text:style-name="T1">Ve que me permite reutilizar el codigo aparte de agrupar de anera mas clara el valor del tipo.</text:span></text:p>
      <text:p text:style-name="Standard"/>
      <text:p text:style-name="Standard"/>
      <text:p text:style-name="Standard">¿Qué clase tipos se puede declarar usando type alias?</text:p>
      <text:p text:style-name="Standard"/>
      <text:p text:style-name="Standard"><text:tab/><text:span text:style-name="T1">Se pueden declarar de todo tipo hasta se pueden crear uniones entre los mismos.</text:span></text:p>
      <text:p text:style-name="Standard"/>
      <text:p text:style-name="P1">Ejemplo:</text:p>
      <text:p text:style-name="P1"/>
      <text:p text:style-name="P1">type Some = {</text:p>
      <text:p text:style-name="P1"><text:s text:c="4"/>hola:number,</text:p>
      <text:p text:style-name="P1"><text:s text:c="4"/>adios:string</text:p>
      <text:p text:style-name="P1">}</text:p>
      <text:p text:style-name="P1"/>
      <text:p text:style-name="P1"/>
      <text:p text:style-name="P1">type Someone ={</text:p>
      <text:p text:style-name="P1"><text:s text:c="4"/>hola:Some,</text:p>
      <text:p text:style-name="P1"><text:s text:c="4"/>adios:number</text:p>
      <text:p text:style-name="P1">}</text:p>
      <text:p text:style-name="P1"/>
      <text:p text:style-name="P1">const toDo = (a:Some,b:Someone)=&gt;{</text:p>
      <text:p text:style-name="P1"><text:s text:c="2"/>console.log(a,b);</text:p>
      <text:p text:style-name="P1">}</text:p>
      <text:p text:style-name="P1">toDo({hola:2,adios:"hey"},{hola:{hola:2,adios:"adios"}, adios:2});</text:p>
      <text:p text:style-name="P1"/>
      <text:p text:style-name="P1"/>
      <text:p text:style-name="P1">¿Cuál es la diferencia entre poner el tipo con type alias y usarlo directamente?</text:p>
      <text:p text:style-name="P1"/>
      <text:p text:style-name="P1"><text:tab/><text:span text:style-name="T2">La diferencia radica en que cuando la asignas a un valor en espesifico no puedes reutilizar el codigo, lo cual tendria que ir asignado el valor a cada uno que quieras tener como este tipo</text:span></text:p>
      <text:p text:style-name="P1"/>
      <text:p text:style-name="P1"/>
      <text:p text:style-name="P2">¿Qué es un discriminated union y qué partes lo componen?</text:p>
      <text:p text:style-name="P2"/>
      <text:p text:style-name="P2">Es bastante util, lo mejor es que nos permite tener mas claridade de los tipos de valores que se van a ingresar, ademas gracias podemos tomar desición en caso de que sea un tipo o sea otro, también nos permite crear combinaciones entre tipos diferentes creando una posibilidad mas abierta a diferentes tipos.</text:p>
      <text:p text:style-name="P2"/>
      <text:p text:style-name="P2">Ejemplo</text:p>
      <text:p text:style-name="P2">interface Circle {</text:p>
      <text:p text:style-name="P2"><text:s text:c="2"/>kind: "circle";</text:p>
      <text:p text:style-name="P2"><text:s text:c="2"/>radius: number;</text:p>
      <text:p text:style-name="P2">}</text:p>
      <text:p text:style-name="P2"/>
      <text:p text:style-name="P2">interface Square {</text:p>
      <text:p text:style-name="P2"><text:s text:c="2"/>kind: "square";</text:p>
      <text:p text:style-name="P2"><text:soft-page-break/><text:s text:c="2"/>sideLength: number;</text:p>
      <text:p text:style-name="P2">}</text:p>
      <text:p text:style-name="P2"/>
      <text:p text:style-name="P2">type Shape = Circle | Square;</text:p>
      <text:p text:style-name="P2"/>
      <text:p text:style-name="P2">// ---cut---</text:p>
      <text:p text:style-name="P2">function getArea(shape: Shape) {</text:p>
      <text:p text:style-name="P2"><text:s text:c="2"/>switch (shape.kind) {</text:p>
      <text:p text:style-name="P2"><text:s text:c="4"/>case "circle":</text:p>
      <text:p text:style-name="P2"><text:s text:c="6"/>return Math.PI * shape.radius ** 2;</text:p>
      <text:p text:style-name="P2"><text:s text:c="4"/>// <text:s text:c="16"/>^?</text:p>
      <text:p text:style-name="P2"><text:s text:c="4"/>case "square":</text:p>
      <text:p text:style-name="P2"><text:s text:c="6"/>return shape.sideLength ** 2;</text:p>
      <text:p text:style-name="P2"><text:s text:c="4"/>// <text:s text:c="6"/>^?</text:p>
      <text:p text:style-name="P2"><text:s text:c="2"/>}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code-font" svg:font-family="'var code-font'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7:12:22.376540187</meta:creation-date>
    <dc:date>2022-06-10T17:47:15.476906874</dc:date>
    <meta:editing-duration>PT3M59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2" meta:paragraph-count="42" meta:word-count="235" meta:character-count="1491" meta:non-whitespace-character-count="1215"/>
  </office:meta>
</office:document-meta>
</file>